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53816112" calcext:value-type="float">
            <text:p>5.76538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2598984" calcext:value-type="float">
            <text:p>5.7632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5448984" calcext:value-type="float">
            <text:p>5.7575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7027968" calcext:value-type="float">
            <text:p>5.7517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31" calcext:value-type="float">
            <text:p>5.7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55127968" calcext:value-type="float">
            <text:p>5.7555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9577" calcext:value-type="float">
            <text:p>5.759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4149" calcext:value-type="float">
            <text:p>5.764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7103" calcext:value-type="float">
            <text:p>5.777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9288984" calcext:value-type="float">
            <text:p>5.7819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11337968" calcext:value-type="float">
            <text:p>5.7711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63737968" calcext:value-type="float">
            <text:p>5.7863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85988984" calcext:value-type="float">
            <text:p>5.8085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9818984" calcext:value-type="float">
            <text:p>5.8249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6657968" calcext:value-type="float">
            <text:p>5.8366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47938984" calcext:value-type="float">
            <text:p>5.8447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21268984" calcext:value-type="float">
            <text:p>5.8421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1586" calcext:value-type="float">
            <text:p>5.831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25687968" calcext:value-type="float">
            <text:p>5.8225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1718984" calcext:value-type="float">
            <text:p>5.8211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33307968" calcext:value-type="float">
            <text:p>5.8233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99348984" calcext:value-type="float">
            <text:p>5.8299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1887968" calcext:value-type="float">
            <text:p>5.8301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6488984" calcext:value-type="float">
            <text:p>5.8276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67597968" calcext:value-type="float">
            <text:p>5.8267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3204" calcext:value-type="float">
            <text:p>5.8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3297968" calcext:value-type="float">
            <text:p>5.8153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725" calcext:value-type="float">
            <text:p>5.80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3578984" calcext:value-type="float">
            <text:p>5.7853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32317968" calcext:value-type="float">
            <text:p>5.7932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44078984" calcext:value-type="float">
            <text:p>5.8044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62797968" calcext:value-type="float">
            <text:p>5.7962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39937968" calcext:value-type="float">
            <text:p>5.7939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7868984" calcext:value-type="float">
            <text:p>5.7887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5478984" calcext:value-type="float">
            <text:p>5.7815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81188984" calcext:value-type="float">
            <text:p>5.7781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15147968" calcext:value-type="float">
            <text:p>5.7715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42757968" calcext:value-type="float">
            <text:p>5.7642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57556008" calcext:value-type="float">
            <text:p>5.76575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16087968" calcext:value-type="float">
            <text:p>5.7616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9671" calcext:value-type="float">
            <text:p>5.749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04416" calcext:value-type="float">
            <text:p>5.733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66838984" calcext:value-type="float">
            <text:p>5.7266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05878984" calcext:value-type="float">
            <text:p>5.7205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762" calcext:value-type="float">
            <text:p>5.715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23988984" calcext:value-type="float">
            <text:p>5.7323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57007968" calcext:value-type="float">
            <text:p>5.7357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22717968" calcext:value-type="float">
            <text:p>5.7322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54137968" calcext:value-type="float">
            <text:p>5.7254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9953" calcext:value-type="float">
            <text:p>5.719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0148984" calcext:value-type="float">
            <text:p>5.7080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9827968" calcext:value-type="float">
            <text:p>5.7059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49337968" calcext:value-type="float">
            <text:p>5.6949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65517968" calcext:value-type="float">
            <text:p>5.6865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5027968" calcext:value-type="float">
            <text:p>5.6755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9628984" calcext:value-type="float">
            <text:p>5.6729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57238984" calcext:value-type="float">
            <text:p>5.6657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95007968" calcext:value-type="float">
            <text:p>5.6595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8612" calcext:value-type="float">
            <text:p>5.6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8993" calcext:value-type="float">
            <text:p>5.658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50558984" calcext:value-type="float">
            <text:p>5.6550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80707968" calcext:value-type="float">
            <text:p>5.6480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24828984" calcext:value-type="float">
            <text:p>5.6424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0687968" calcext:value-type="float">
            <text:p>5.6320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0799" calcext:value-type="float">
            <text:p>5.630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4322" calcext:value-type="float">
            <text:p>5.624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98767968" calcext:value-type="float">
            <text:p>5.6198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9237968" calcext:value-type="float">
            <text:p>5.6149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84798984" calcext:value-type="float">
            <text:p>5.6184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2888984" calcext:value-type="float">
            <text:p>5.6142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07327968" calcext:value-type="float">
            <text:p>5.6107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34937968" calcext:value-type="float">
            <text:p>5.6034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5258984" calcext:value-type="float">
            <text:p>5.6055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70498984" calcext:value-type="float">
            <text:p>5.6070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0687968" calcext:value-type="float">
            <text:p>5.6320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41008984" calcext:value-type="float">
            <text:p>5.6341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4322" calcext:value-type="float">
            <text:p>5.624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3273" calcext:value-type="float">
            <text:p>5.613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9082" calcext:value-type="float">
            <text:p>5.609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94957968" calcext:value-type="float">
            <text:p>5.6194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57847968" calcext:value-type="float">
            <text:p>5.6457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50176" calcext:value-type="float">
            <text:p>5.660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6707" calcext:value-type="float">
            <text:p>5.6567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3087968" calcext:value-type="float">
            <text:p>5.6473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6895" calcext:value-type="float">
            <text:p>5.636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8132" calcext:value-type="float">
            <text:p>5.6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8226" calcext:value-type="float">
            <text:p>5.618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62878984" calcext:value-type="float">
            <text:p>5.6062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44768984" calcext:value-type="float">
            <text:p>5.5944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26658984" calcext:value-type="float">
            <text:p>5.5826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0982" calcext:value-type="float">
            <text:p>5.570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43447968" calcext:value-type="float">
            <text:p>5.5543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3169" calcext:value-type="float">
            <text:p>5.5431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96128984" calcext:value-type="float">
            <text:p>5.5396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29147968" calcext:value-type="float">
            <text:p>5.5429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73268984" calcext:value-type="float">
            <text:p>5.5373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48528984" calcext:value-type="float">
            <text:p>5.5548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9498984" calcext:value-type="float">
            <text:p>5.5689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5688984" calcext:value-type="float">
            <text:p>5.5685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0127968" calcext:value-type="float">
            <text:p>5.5650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5742" calcext:value-type="float">
            <text:p>5.555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06287968" calcext:value-type="float">
            <text:p>5.5406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85307968" calcext:value-type="float">
            <text:p>5.5185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9354" calcext:value-type="float">
            <text:p>5.499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1066" calcext:value-type="float">
            <text:p>5.481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1887968" calcext:value-type="float">
            <text:p>5.4491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0278984" calcext:value-type="float">
            <text:p>5.4310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09947968" calcext:value-type="float">
            <text:p>5.4209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19778984" calcext:value-type="float">
            <text:p>5.4119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63568984" calcext:value-type="float">
            <text:p>5.3963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15" calcext:value-type="float">
            <text:p>5.39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8947968" calcext:value-type="float">
            <text:p>5.3828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71797968" calcext:value-type="float">
            <text:p>5.3771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6766" calcext:value-type="float">
            <text:p>5.366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3718" calcext:value-type="float">
            <text:p>5.363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62247968" calcext:value-type="float">
            <text:p>5.3562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3498984" calcext:value-type="float">
            <text:p>5.3403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74898984" calcext:value-type="float">
            <text:p>5.3174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6467968" calcext:value-type="float">
            <text:p>5.3036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0737968" calcext:value-type="float">
            <text:p>5.2910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2938984" calcext:value-type="float">
            <text:p>5.2732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55748984" calcext:value-type="float">
            <text:p>5.2355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6337968" calcext:value-type="float">
            <text:p>5.1996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513568" calcext:value-type="float">
            <text:p>5.185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04288984" calcext:value-type="float">
            <text:p>5.2104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6337968" calcext:value-type="float">
            <text:p>5.1996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57247968" calcext:value-type="float">
            <text:p>5.1657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98498984" calcext:value-type="float">
            <text:p>5.1498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87677968" calcext:value-type="float">
            <text:p>5.1287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86687968" calcext:value-type="float">
            <text:p>5.0986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1768984" calcext:value-type="float">
            <text:p>5.0991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1966" calcext:value-type="float">
            <text:p>5.06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79067968" calcext:value-type="float">
            <text:p>5.0979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1313" calcext:value-type="float">
            <text:p>5.171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6652" calcext:value-type="float">
            <text:p>5.2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9705" calcext:value-type="float">
            <text:p>5.259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1167968" calcext:value-type="float">
            <text:p>5.2541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749" calcext:value-type="float">
            <text:p>5.230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2268" calcext:value-type="float">
            <text:p>5.1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2778984" calcext:value-type="float">
            <text:p>5.1452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7068984" calcext:value-type="float">
            <text:p>5.1487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2778984" calcext:value-type="float">
            <text:p>5.1452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9888984" calcext:value-type="float">
            <text:p>5.1189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4836" calcext:value-type="float">
            <text:p>5.1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12948984" calcext:value-type="float">
            <text:p>5.2812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07867968" calcext:value-type="float">
            <text:p>5.2807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7325" calcext:value-type="float">
            <text:p>5.26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71978984" calcext:value-type="float">
            <text:p>5.2671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467" calcext:value-type="float">
            <text:p>5.260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0561" calcext:value-type="float">
            <text:p>5.250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5702" calcext:value-type="float">
            <text:p>5.235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0968984" calcext:value-type="float">
            <text:p>5.2210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5738984" calcext:value-type="float">
            <text:p>5.2275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52878984" calcext:value-type="float">
            <text:p>5.2252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16327968" calcext:value-type="float">
            <text:p>5.1916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3987968" calcext:value-type="float">
            <text:p>5.2243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03348984" calcext:value-type="float">
            <text:p>5.2203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1587968" calcext:value-type="float">
            <text:p>5.2091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51888984" calcext:value-type="float">
            <text:p>5.1951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779" calcext:value-type="float">
            <text:p>5.17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27707968" calcext:value-type="float">
            <text:p>5.1527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826" calcext:value-type="float">
            <text:p>5.1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73708984" calcext:value-type="float">
            <text:p>5.1273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5747968" calcext:value-type="float">
            <text:p>5.1085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8617968" calcext:value-type="float">
            <text:p>5.1188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2738" calcext:value-type="float">
            <text:p>5.142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8028984" calcext:value-type="float">
            <text:p>5.1548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3258984" calcext:value-type="float">
            <text:p>5.1483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8167968" calcext:value-type="float">
            <text:p>5.1398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4807968" calcext:value-type="float">
            <text:p>5.1184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4817968" calcext:value-type="float">
            <text:p>5.1264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5628984" calcext:value-type="float">
            <text:p>5.1395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5628984" calcext:value-type="float">
            <text:p>5.1395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4357968" calcext:value-type="float">
            <text:p>5.1394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85" calcext:value-type="float">
            <text:p>4.89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7468" calcext:value-type="float">
            <text:p>4.8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2998984" calcext:value-type="float">
            <text:p>4.9402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6408984" calcext:value-type="float">
            <text:p>5.0016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53237968" calcext:value-type="float">
            <text:p>5.0053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22757968" calcext:value-type="float">
            <text:p>5.0022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4008984" calcext:value-type="float">
            <text:p>4.9864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44958984" calcext:value-type="float">
            <text:p>4.9844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8908" calcext:value-type="float">
            <text:p>4.9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0817968" calcext:value-type="float">
            <text:p>4.9740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954" calcext:value-type="float">
            <text:p>4.96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77318984" calcext:value-type="float">
            <text:p>4.9677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0337968" calcext:value-type="float">
            <text:p>4.9710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787424" calcext:value-type="float">
            <text:p>4.967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2707968" calcext:value-type="float">
            <text:p>4.9622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9759" calcext:value-type="float">
            <text:p>4.929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95047968" calcext:value-type="float">
            <text:p>4.9295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2968984" calcext:value-type="float">
            <text:p>4.9162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4378984" calcext:value-type="float">
            <text:p>4.9014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9373" calcext:value-type="float">
            <text:p>4.889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14987968" calcext:value-type="float">
            <text:p>4.8814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60048984" calcext:value-type="float">
            <text:p>4.8660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02567968" calcext:value-type="float">
            <text:p>4.8502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87327968" calcext:value-type="float">
            <text:p>4.8487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5177" calcext:value-type="float">
            <text:p>4.845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49227968" calcext:value-type="float">
            <text:p>4.8449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20018984" calcext:value-type="float">
            <text:p>4.8420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59058984" calcext:value-type="float">
            <text:p>4.8359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3487968" calcext:value-type="float">
            <text:p>4.8243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3318984" calcext:value-type="float">
            <text:p>4.8153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7458" calcext:value-type="float">
            <text:p>4.807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92027968" calcext:value-type="float">
            <text:p>4.7992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6787968" calcext:value-type="float">
            <text:p>4.7976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22507968" calcext:value-type="float">
            <text:p>4.8022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6648984" calcext:value-type="float">
            <text:p>4.8126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3768984" calcext:value-type="float">
            <text:p>4.7943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1738" calcext:value-type="float">
            <text:p>4.76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55148984" calcext:value-type="float">
            <text:p>4.7555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5297968" calcext:value-type="float">
            <text:p>4.7485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20858984" calcext:value-type="float">
            <text:p>4.7520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8488984" calcext:value-type="float">
            <text:p>4.7608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88498984" calcext:value-type="float">
            <text:p>4.7688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5929" calcext:value-type="float">
            <text:p>4.765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5454" calcext:value-type="float">
            <text:p>4.77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5347968" calcext:value-type="float">
            <text:p>4.7885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00587968" calcext:value-type="float">
            <text:p>4.7900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3173" calcext:value-type="float">
            <text:p>4.813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43868984" calcext:value-type="float">
            <text:p>4.8743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3089" calcext:value-type="float">
            <text:p>4.9030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5507968" calcext:value-type="float">
            <text:p>4.9165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3851" calcext:value-type="float">
            <text:p>4.903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7688984" calcext:value-type="float">
            <text:p>4.8827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5768984" calcext:value-type="float">
            <text:p>4.8705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80697968" calcext:value-type="float">
            <text:p>4.8780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515" calcext:value-type="float">
            <text:p>4.882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69598984" calcext:value-type="float">
            <text:p>4.8869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6897968" calcext:value-type="float">
            <text:p>4.8856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7708984" calcext:value-type="float">
            <text:p>4.8987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5662" calcext:value-type="float">
            <text:p>4.91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8837968" calcext:value-type="float">
            <text:p>4.9138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81687968" calcext:value-type="float">
            <text:p>4.9081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24868984" calcext:value-type="float">
            <text:p>4.9124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15977968" calcext:value-type="float">
            <text:p>4.9115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7755" calcext:value-type="float">
            <text:p>4.897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6518" calcext:value-type="float">
            <text:p>4.90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41098984" calcext:value-type="float">
            <text:p>4.9441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5418984" calcext:value-type="float">
            <text:p>4.9715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70638984" calcext:value-type="float">
            <text:p>4.9570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49377968" calcext:value-type="float">
            <text:p>4.9649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381" calcext:value-type="float">
            <text:p>4.953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2207968" calcext:value-type="float">
            <text:p>4.9432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1758" calcext:value-type="float">
            <text:p>4.921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60098984" calcext:value-type="float">
            <text:p>4.9060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1028984" calcext:value-type="float">
            <text:p>4.8881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54967968" calcext:value-type="float">
            <text:p>4.8654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6668984" calcext:value-type="float">
            <text:p>4.8286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5934" calcext:value-type="float">
            <text:p>4.80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0918984" calcext:value-type="float">
            <text:p>4.8000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2408984" calcext:value-type="float">
            <text:p>4.8492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11127968" calcext:value-type="float">
            <text:p>4.8411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81152" calcext:value-type="float">
            <text:p>4.83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40617968" calcext:value-type="float">
            <text:p>4.8140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10418984" calcext:value-type="float">
            <text:p>4.7810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25" calcext:value-type="float">
            <text:p>4.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4593" calcext:value-type="float">
            <text:p>4.744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8878" calcext:value-type="float">
            <text:p>4.73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35108984" calcext:value-type="float">
            <text:p>4.7235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1407968" calcext:value-type="float">
            <text:p>4.6841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41357968" calcext:value-type="float">
            <text:p>4.6441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64167968" calcext:value-type="float">
            <text:p>4.6064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42247968" calcext:value-type="float">
            <text:p>4.5942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63227968" calcext:value-type="float">
            <text:p>4.6163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7913" calcext:value-type="float">
            <text:p>4.637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435" calcext:value-type="float">
            <text:p>4.623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35948984" calcext:value-type="float">
            <text:p>4.6335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4518984" calcext:value-type="float">
            <text:p>4.6324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4058984" calcext:value-type="float">
            <text:p>4.6454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533" calcext:value-type="float">
            <text:p>4.645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64548984" calcext:value-type="float">
            <text:p>4.6564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50298984" calcext:value-type="float">
            <text:p>4.6850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93807968" calcext:value-type="float">
            <text:p>4.6993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11" calcext:value-type="float">
            <text:p>4.69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86468984" calcext:value-type="float">
            <text:p>4.6686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90887968" calcext:value-type="float">
            <text:p>4.6490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2648984" calcext:value-type="float">
            <text:p>4.6602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51008" calcext:value-type="float">
            <text:p>4.67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0486" calcext:value-type="float">
            <text:p>4.65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06077968" calcext:value-type="float">
            <text:p>4.6106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5241" calcext:value-type="float">
            <text:p>4.595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2574" calcext:value-type="float">
            <text:p>4.59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81287968" calcext:value-type="float">
            <text:p>4.5881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3508984" calcext:value-type="float">
            <text:p>4.5863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69248984" calcext:value-type="float">
            <text:p>4.6069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5434" calcext:value-type="float">
            <text:p>4.61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82277968" calcext:value-type="float">
            <text:p>4.6182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4484" calcext:value-type="float">
            <text:p>4.6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4771" calcext:value-type="float">
            <text:p>4.644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03257968" calcext:value-type="float">
            <text:p>4.6403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3534" calcext:value-type="float">
            <text:p>4.65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5978984" calcext:value-type="float">
            <text:p>4.6575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37878984" calcext:value-type="float">
            <text:p>4.6537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7587968" calcext:value-type="float">
            <text:p>4.6757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778" calcext:value-type="float">
            <text:p>4.70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84638984" calcext:value-type="float">
            <text:p>4.7284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0408984" calcext:value-type="float">
            <text:p>4.7730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267" calcext:value-type="float">
            <text:p>4.803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509" calcext:value-type="float">
            <text:p>4.834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8138984" calcext:value-type="float">
            <text:p>4.8618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1659" calcext:value-type="float">
            <text:p>4.891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24587968" calcext:value-type="float">
            <text:p>4.9424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2257968" calcext:value-type="float">
            <text:p>4.9832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6888984" calcext:value-type="float">
            <text:p>5.0046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4227968" calcext:value-type="float">
            <text:p>5.0354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7681" calcext:value-type="float">
            <text:p>5.067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6677968" calcext:value-type="float">
            <text:p>5.0906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13357968" calcext:value-type="float">
            <text:p>5.1013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98448984" calcext:value-type="float">
            <text:p>5.1098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4658984" calcext:value-type="float">
            <text:p>5.1254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9127968" calcext:value-type="float">
            <text:p>5.1459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88998984" calcext:value-type="float">
            <text:p>5.1688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5688984" calcext:value-type="float">
            <text:p>5.1875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89048984" calcext:value-type="float">
            <text:p>5.2089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29078984" calcext:value-type="float">
            <text:p>5.2329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73577968" calcext:value-type="float">
            <text:p>5.2773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8698984" calcext:value-type="float">
            <text:p>5.3098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3619" calcext:value-type="float">
            <text:p>5.333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6479" calcext:value-type="float">
            <text:p>5.356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8958" calcext:value-type="float">
            <text:p>5.378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79467968" calcext:value-type="float">
            <text:p>5.4179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874" calcext:value-type="float">
            <text:p>5.468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3357" calcext:value-type="float">
            <text:p>5.523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56148984" calcext:value-type="float">
            <text:p>5.5556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00928984" calcext:value-type="float">
            <text:p>5.5700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3007968" calcext:value-type="float">
            <text:p>5.5833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986" calcext:value-type="float">
            <text:p>5.602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4322" calcext:value-type="float">
            <text:p>5.624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00697968" calcext:value-type="float">
            <text:p>5.6400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5477968" calcext:value-type="float">
            <text:p>5.6545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26758984" calcext:value-type="float">
            <text:p>5.6626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10247968" calcext:value-type="float">
            <text:p>5.6610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898" calcext:value-type="float">
            <text:p>5.660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4995" calcext:value-type="float">
            <text:p>5.674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1697968" calcext:value-type="float">
            <text:p>5.6781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90588984" calcext:value-type="float">
            <text:p>5.6790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71538984" calcext:value-type="float">
            <text:p>5.6771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8357968" calcext:value-type="float">
            <text:p>5.6728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82637968" calcext:value-type="float">
            <text:p>5.6682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96278984" calcext:value-type="float">
            <text:p>5.6596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26758984" calcext:value-type="float">
            <text:p>5.6626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833" calcext:value-type="float">
            <text:p>5.68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523" calcext:value-type="float">
            <text:p>5.708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2687968" calcext:value-type="float">
            <text:p>5.7082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7288984" calcext:value-type="float">
            <text:p>5.7057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14107968" calcext:value-type="float">
            <text:p>5.7014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49337968" calcext:value-type="float">
            <text:p>5.6949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139" calcext:value-type="float">
            <text:p>5.684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1217968" calcext:value-type="float">
            <text:p>5.6751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57238984" calcext:value-type="float">
            <text:p>5.6657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9287968" calcext:value-type="float">
            <text:p>5.6549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8325" calcext:value-type="float">
            <text:p>5.64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79108984" calcext:value-type="float">
            <text:p>5.6379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49568984" calcext:value-type="float">
            <text:p>5.6249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48297968" calcext:value-type="float">
            <text:p>5.6248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49568984" calcext:value-type="float">
            <text:p>5.6249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58128984" calcext:value-type="float">
            <text:p>5.6158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70498984" calcext:value-type="float">
            <text:p>5.6070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58737968" calcext:value-type="float">
            <text:p>5.5958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26658984" calcext:value-type="float">
            <text:p>5.5826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1937" calcext:value-type="float">
            <text:p>5.591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8508" calcext:value-type="float">
            <text:p>5.5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1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9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8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8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8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8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8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8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8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8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8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7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6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969</text:p>
          </table:table-cell>
          <table:table-cell office:value-type="string" calcext:value-type="string">
            <text:p>MBMG-136969</text:p>
          </table:table-cell>
          <table:table-cell office:value-type="string" calcext:value-type="string">
            <text:p>195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0" meta:object-count="0"/>
    <meta:user-defined meta:name="AppVersion">3.0</meta:user-defined>
  </office:meta>
</office:document-meta>
</file>